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36"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10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11">
      <style:graphic-properties/>
    </style:style>
    <style:style style:family="graphic" style:name="a9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la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table:style-name="ce2"/>
          <table:table-cell office:value-type="string" table:number-columns-spanned="4" table:number-rows-spanned="1" table:style-name="ce3">
            <text:p>TIEMPOS</text:p>
          </table:table-cell>
          <table:covered-table-cell table:number-columns-repeated="3"/>
          <table:table-cell table:number-columns-repeated="2" table:style-name="ce2"/>
          <table:table-cell office:value-type="string" table:number-columns-spanned="4" table:number-rows-spanned="1" table:style-name="ce3">
            <text:p>GANANCIA</text:p>
          </table:table-cell>
          <table:covered-table-cell table:number-columns-repeated="3"/>
          <table:table-cell table:style-name="ce1">
            <draw:frame draw:z-index="10" draw:id="id9" draw:style-name="a9" draw:name="Gráfico 10" svg:x="0.91654in" svg:y="0.19252in" svg:width="4.72441in" svg:height="2.75591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11" draw:id="id10" draw:style-name="a10" draw:name="Gráfico 12" svg:x="0.00512in" svg:y="0.19252in" svg:width="4.72441in" svg:height="2.75591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12" draw:id="id11" draw:style-name="a11" draw:name="Gráfico 13" svg:x="0.74016in" svg:y="0.19252in" svg:width="4.72441in" svg:height="2.75591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60"/>
        </table:table-row>
        <table:table-row table:style-name="ro1">
          <table:table-cell office:value-type="string" table:number-columns-spanned="5" table:number-rows-spanned="1" table:style-name="ce4">
            <text:p>pmv-OpenMP-a</text:p>
          </table:table-cell>
          <table:covered-table-cell table:number-columns-repeated="4"/>
          <table:table-cell table:style-name="ce2"/>
          <table:table-cell office:value-type="string" table:number-columns-spanned="5" table:number-rows-spanned="1" table:style-name="ce4">
            <text:p>pmv-OpenMP-a</text:p>
          </table:table-cell>
          <table:covered-table-cell table:number-columns-repeated="4"/>
          <table:table-cell table:number-columns-repeated="16373"/>
        </table:table-row>
        <table:table-row table:style-name="ro1">
          <table:table-cell table:style-name="ce2"/>
          <table:table-cell office:value-type="string" table:number-columns-spanned="4" table:number-rows-spanned="1" table:style-name="ce3">
            <text:p>cores</text:p>
          </table:table-cell>
          <table:covered-table-cell table:number-columns-repeated="3"/>
          <table:table-cell table:number-columns-repeated="2" table:style-name="ce2"/>
          <table:table-cell office:value-type="string" table:number-columns-spanned="4" table:number-rows-spanned="1" table:style-name="ce3">
            <text:p>cores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5">
            <text:p>tamañ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string" table:style-name="ce5">
            <text:p>tamañ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table:number-columns-repeated="16373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6.8330999999999993E-5" table:style-name="ce6">
            <text:p>0,000068331</text:p>
          </table:table-cell>
          <table:table-cell office:value-type="float" office:value="1.7721809999999999E-4" table:style-name="ce2">
            <text:p>0,000177218</text:p>
          </table:table-cell>
          <table:table-cell office:value-type="float" office:value="4.1199085E-3" table:style-name="ce2">
            <text:p>0,004119909</text:p>
          </table:table-cell>
          <table:table-cell office:value-type="float" office:value="1.0076877099999999E-2" table:style-name="ce2">
            <text:p>0,010076877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office:value-type="float" office:value="1" table:formula="of:=[.B5]/[.B5]" table:style-name="ce2">
            <text:p>1</text:p>
          </table:table-cell>
          <table:table-cell office:value-type="float" office:value="0.38557573972410264" table:formula="of:=[.B5]/[.C5]" table:style-name="ce2">
            <text:p>0,38557574</text:p>
          </table:table-cell>
          <table:table-cell office:value-type="float" office:value="1.6585562519167596E-2" table:formula="of:=[.B5]/[.D5]" table:style-name="ce2">
            <text:p>0,016585563</text:p>
          </table:table-cell>
          <table:table-cell office:value-type="float" office:value="6.7809698701197813E-3" table:formula="of:=[.B5]/[.E5]" table:style-name="ce2">
            <text:p>0,00678097</text:p>
          </table:table-cell>
          <table:table-cell table:number-columns-repeated="16373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float" office:value="3.2451614E-3" table:style-name="ce2">
            <text:p>0,003245161</text:p>
          </table:table-cell>
          <table:table-cell office:value-type="float" office:value="2.1831988000000002E-3" table:style-name="ce2">
            <text:p>0,002183199</text:p>
          </table:table-cell>
          <table:table-cell office:value-type="float" office:value="1.6087962000000001E-3" table:style-name="ce2">
            <text:p>0,001608796</text:p>
          </table:table-cell>
          <table:table-cell office:value-type="float" office:value="1.2510767000000001E-3" table:style-name="ce2">
            <text:p>0,001251077</text:p>
          </table:table-cell>
          <table:table-cell table:style-name="ce2"/>
          <table:table-cell office:value-type="float" office:value="1000" table:style-name="ce2">
            <text:p>1000</text:p>
          </table:table-cell>
          <table:table-cell office:value-type="float" office:value="1" table:formula="of:=[.B6]/[.B6]" table:style-name="ce2">
            <text:p>1</text:p>
          </table:table-cell>
          <table:table-cell office:value-type="float" office:value="1.4864250566645603" table:formula="of:=[.B6]/[.C6]" table:style-name="ce2">
            <text:p>1,486425057</text:p>
          </table:table-cell>
          <table:table-cell office:value-type="float" office:value="2.0171364154142082" table:formula="of:=[.B6]/[.D6]" table:style-name="ce2">
            <text:p>2,017136415</text:p>
          </table:table-cell>
          <table:table-cell office:value-type="float" office:value="2.5938948427382589" table:formula="of:=[.B6]/[.E6]" table:style-name="ce2">
            <text:p>2,593894843</text:p>
          </table:table-cell>
          <table:table-cell table:number-columns-repeated="16373"/>
        </table:table-row>
        <table:table-row table:style-name="ro1">
          <table:table-cell office:value-type="float" office:value="10000" table:style-name="ce2">
            <text:p>10000</text:p>
          </table:table-cell>
          <table:table-cell office:value-type="float" office:value="0.22495366319999999" table:style-name="ce2">
            <text:p>0,224953663</text:p>
          </table:table-cell>
          <table:table-cell office:value-type="float" office:value="0.15776020939999999" table:style-name="ce2">
            <text:p>0,157760209</text:p>
          </table:table-cell>
          <table:table-cell office:value-type="float" office:value="0.1247587661" table:style-name="ce2">
            <text:p>0,124758766</text:p>
          </table:table-cell>
          <table:table-cell office:value-type="float" office:value="0.106955907" table:style-name="ce2">
            <text:p>0,106955907</text:p>
          </table:table-cell>
          <table:table-cell table:style-name="ce2"/>
          <table:table-cell office:value-type="float" office:value="10000" table:style-name="ce2">
            <text:p>10000</text:p>
          </table:table-cell>
          <table:table-cell office:value-type="float" office:value="1" table:formula="of:=[.B7]/[.B7]" table:style-name="ce2">
            <text:p>1</text:p>
          </table:table-cell>
          <table:table-cell office:value-type="float" office:value="1.425921428828935" table:formula="of:=[.B7]/[.C7]" table:style-name="ce2">
            <text:p>1,425921429</text:p>
          </table:table-cell>
          <table:table-cell office:value-type="float" office:value="1.8031090738721243" table:formula="of:=[.B7]/[.D7]" table:style-name="ce2">
            <text:p>1,803109074</text:p>
          </table:table-cell>
          <table:table-cell office:value-type="float" office:value="2.1032373948266363" table:formula="of:=[.B7]/[.E7]" table:style-name="ce2">
            <text:p>2,103237395</text:p>
          </table:table-cell>
          <table:table-cell table:number-columns-repeated="16373"/>
        </table:table-row>
        <table:table-row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number-columns-spanned="5" table:number-rows-spanned="1" table:style-name="ce4">
            <text:p>pmv-OpenMP-b</text:p>
          </table:table-cell>
          <table:covered-table-cell table:number-columns-repeated="4"/>
          <table:table-cell table:style-name="ce2"/>
          <table:table-cell office:value-type="string" table:number-columns-spanned="5" table:number-rows-spanned="1" table:style-name="ce7">
            <text:p>pmv-OpenMP-b</text:p>
          </table:table-cell>
          <table:covered-table-cell table:number-columns-repeated="4"/>
          <table:table-cell table:number-columns-repeated="16373"/>
        </table:table-row>
        <table:table-row table:style-name="ro1">
          <table:table-cell table:style-name="ce2"/>
          <table:table-cell office:value-type="string" table:number-columns-spanned="4" table:number-rows-spanned="1" table:style-name="ce3">
            <text:p>cores</text:p>
          </table:table-cell>
          <table:covered-table-cell table:number-columns-repeated="3"/>
          <table:table-cell table:number-columns-repeated="2" table:style-name="ce2"/>
          <table:table-cell office:value-type="string" table:number-columns-spanned="4" table:number-rows-spanned="1" table:style-name="ce3">
            <text:p>cores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5">
            <text:p>tamañ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string" table:style-name="ce5">
            <text:p>tamañ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table:number-columns-repeated="16373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2.0814649999999999E-4" table:style-name="ce2">
            <text:p>0,000208147</text:p>
          </table:table-cell>
          <table:table-cell office:value-type="float" office:value="4.807503E-4" table:style-name="ce2">
            <text:p>0,00048075</text:p>
          </table:table-cell>
          <table:table-cell office:value-type="float" office:value="1.09147749E-2" table:style-name="ce2">
            <text:p>0,010914775</text:p>
          </table:table-cell>
          <table:table-cell office:value-type="float" office:value="2.2923196600000001E-2" table:style-name="ce2">
            <text:p>0,022923197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office:value-type="float" office:value="1" table:formula="of:=[.B12]/[.B12]" table:style-name="ce2">
            <text:p>1</text:p>
          </table:table-cell>
          <table:table-cell office:value-type="float" office:value="0.43296176830258865" table:formula="of:=[.B12]/[.C12]" table:style-name="ce2">
            <text:p>0,432961768</text:p>
          </table:table-cell>
          <table:table-cell office:value-type="float" office:value="1.9070159660370092E-2" table:formula="of:=[.B12]/[.D12]" table:style-name="ce2">
            <text:p>0,01907016</text:p>
          </table:table-cell>
          <table:table-cell office:value-type="float" office:value="9.0801690371577568E-3" table:formula="of:=[.B12]/[.E12]" table:style-name="ce2">
            <text:p>0,009080169</text:p>
          </table:table-cell>
          <table:table-cell table:number-columns-repeated="16373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float" office:value="3.0329453000000001E-3" table:style-name="ce2">
            <text:p>0,003032945</text:p>
          </table:table-cell>
          <table:table-cell office:value-type="float" office:value="3.9968406E-3" table:style-name="ce2">
            <text:p>0,003996841</text:p>
          </table:table-cell>
          <table:table-cell office:value-type="float" office:value="5.2990136999999998E-3" table:style-name="ce2">
            <text:p>0,005299014</text:p>
          </table:table-cell>
          <table:table-cell office:value-type="float" office:value="7.4624881000000002E-3" table:style-name="ce2">
            <text:p>0,007462488</text:p>
          </table:table-cell>
          <table:table-cell table:style-name="ce2"/>
          <table:table-cell office:value-type="float" office:value="1000" table:style-name="ce2">
            <text:p>1000</text:p>
          </table:table-cell>
          <table:table-cell office:value-type="float" office:value="1" table:formula="of:=[.B13]/[.B13]" table:style-name="ce2">
            <text:p>1</text:p>
          </table:table-cell>
          <table:table-cell office:value-type="float" office:value="0.75883569137082929" table:formula="of:=[.B13]/[.C13]" table:style-name="ce2">
            <text:p>0,758835691</text:p>
          </table:table-cell>
          <table:table-cell office:value-type="float" office:value="0.57236034320877494" table:formula="of:=[.B13]/[.D13]" table:style-name="ce2">
            <text:p>0,572360343</text:p>
          </table:table-cell>
          <table:table-cell office:value-type="float" office:value="0.40642547892304176" table:formula="of:=[.B13]/[.E13]" table:style-name="ce2">
            <text:p>0,406425479</text:p>
          </table:table-cell>
          <table:table-cell table:number-columns-repeated="16373"/>
        </table:table-row>
        <table:table-row table:style-name="ro1">
          <table:table-cell office:value-type="float" office:value="10000" table:style-name="ce2">
            <text:p>10000</text:p>
          </table:table-cell>
          <table:table-cell office:value-type="float" office:value="0.1922258768" table:style-name="ce2">
            <text:p>0,192225877</text:p>
          </table:table-cell>
          <table:table-cell office:value-type="float" office:value="0.14822162559999999" table:style-name="ce2">
            <text:p>0,148221626</text:p>
          </table:table-cell>
          <table:table-cell office:value-type="float" office:value="0.1232651377" table:style-name="ce2">
            <text:p>0,123265138</text:p>
          </table:table-cell>
          <table:table-cell office:value-type="float" office:value="0.1089717603" table:style-name="ce2">
            <text:p>0,10897176</text:p>
          </table:table-cell>
          <table:table-cell table:style-name="ce2"/>
          <table:table-cell office:value-type="float" office:value="10000" table:style-name="ce2">
            <text:p>10000</text:p>
          </table:table-cell>
          <table:table-cell office:value-type="float" office:value="1" table:formula="of:=[.B14]/[.B14]" table:style-name="ce2">
            <text:p>1</text:p>
          </table:table-cell>
          <table:table-cell office:value-type="float" office:value="1.2968814504757396" table:formula="of:=[.B14]/[.C14]" table:style-name="ce2">
            <text:p>1,29688145</text:p>
          </table:table-cell>
          <table:table-cell office:value-type="float" office:value="1.559450469019352" table:formula="of:=[.B14]/[.D14]" table:style-name="ce2">
            <text:p>1,559450469</text:p>
          </table:table-cell>
          <table:table-cell office:value-type="float" office:value="1.7639971701916244" table:formula="of:=[.B14]/[.E14]" table:style-name="ce2">
            <text:p>1,76399717</text:p>
          </table:table-cell>
          <table:table-cell table:number-columns-repeated="16373"/>
        </table:table-row>
        <table:table-row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office:value-type="string" table:number-columns-spanned="5" table:number-rows-spanned="1" table:style-name="ce4">
            <text:p>pmv-OpenMP-reduction</text:p>
          </table:table-cell>
          <table:covered-table-cell table:number-columns-repeated="4"/>
          <table:table-cell table:style-name="ce2"/>
          <table:table-cell office:value-type="string" table:number-columns-spanned="5" table:number-rows-spanned="1" table:style-name="ce4">
            <text:p>pmv-OpenMP-reduction</text:p>
          </table:table-cell>
          <table:covered-table-cell table:number-columns-repeated="4"/>
          <table:table-cell table:number-columns-repeated="16373"/>
        </table:table-row>
        <table:table-row table:style-name="ro1">
          <table:table-cell table:style-name="ce2"/>
          <table:table-cell office:value-type="string" table:number-columns-spanned="4" table:number-rows-spanned="1" table:style-name="ce3">
            <text:p>cores</text:p>
          </table:table-cell>
          <table:covered-table-cell table:number-columns-repeated="3"/>
          <table:table-cell table:number-columns-repeated="2" table:style-name="ce2"/>
          <table:table-cell office:value-type="string" table:number-columns-spanned="4" table:number-rows-spanned="1" table:style-name="ce3">
            <text:p>cores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5">
            <text:p>tamañ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string" table:style-name="ce5">
            <text:p>tamaño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table:number-columns-repeated="16373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1.7839439999999999E-4" table:style-name="ce2">
            <text:p>0,000178394</text:p>
          </table:table-cell>
          <table:table-cell office:value-type="float" office:value="4.1440448999999999E-4" table:style-name="ce2">
            <text:p>0,000414404</text:p>
          </table:table-cell>
          <table:table-cell office:value-type="float" office:value="8.9987503000000003E-3" table:style-name="ce2">
            <text:p>0,00899875</text:p>
          </table:table-cell>
          <table:table-cell office:value-type="float" office:value="1.8816191499999999E-2" table:style-name="ce2">
            <text:p>0,018816192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office:value-type="float" office:value="1" table:formula="of:=[.B19]/[.B19]" table:style-name="ce2">
            <text:p>1</text:p>
          </table:table-cell>
          <table:table-cell office:value-type="float" office:value="0.43048375272188771" table:formula="of:=[.B19]/[.C19]" table:style-name="ce2">
            <text:p>0,430483753</text:p>
          </table:table-cell>
          <table:table-cell office:value-type="float" office:value="1.9824352721510674E-2" table:formula="of:=[.B19]/[.D19]" table:style-name="ce2">
            <text:p>0,019824353</text:p>
          </table:table-cell>
          <table:table-cell office:value-type="float" office:value="9.4808984060350369E-3" table:formula="of:=[.B19]/[.E19]" table:style-name="ce2">
            <text:p>0,009480898</text:p>
          </table:table-cell>
          <table:table-cell table:number-columns-repeated="16373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float" office:value="3.5421209E-3" table:style-name="ce2">
            <text:p>0,003542121</text:p>
          </table:table-cell>
          <table:table-cell office:value-type="float" office:value="4.5163284000000001E-3" table:style-name="ce2">
            <text:p>0,004516328</text:p>
          </table:table-cell>
          <table:table-cell office:value-type="float" office:value="5.8369531000000002E-3" table:style-name="ce2">
            <text:p>0,005836953</text:p>
          </table:table-cell>
          <table:table-cell office:value-type="float" office:value="8.0715345999999993E-3" table:style-name="ce2">
            <text:p>0,008071535</text:p>
          </table:table-cell>
          <table:table-cell table:style-name="ce2"/>
          <table:table-cell office:value-type="float" office:value="1000" table:style-name="ce2">
            <text:p>1000</text:p>
          </table:table-cell>
          <table:table-cell office:value-type="float" office:value="1" table:formula="of:=[.B20]/[.B20]" table:style-name="ce2">
            <text:p>1</text:p>
          </table:table-cell>
          <table:table-cell office:value-type="float" office:value="0.78429214757722221" table:formula="of:=[.B20]/[.C20]" table:style-name="ce2">
            <text:p>0,784292148</text:p>
          </table:table-cell>
          <table:table-cell office:value-type="float" office:value="0.60684415984085938" table:formula="of:=[.B20]/[.D20]" table:style-name="ce2">
            <text:p>0,60684416</text:p>
          </table:table-cell>
          <table:table-cell office:value-type="float" office:value="0.43884107242754067" table:formula="of:=[.B20]/[.E20]" table:style-name="ce2">
            <text:p>0,438841072</text:p>
          </table:table-cell>
          <table:table-cell table:number-columns-repeated="16373"/>
        </table:table-row>
        <table:table-row table:style-name="ro1">
          <table:table-cell office:value-type="float" office:value="10000" table:style-name="ce2">
            <text:p>10000</text:p>
          </table:table-cell>
          <table:table-cell office:value-type="float" office:value="0.1933747405" table:style-name="ce2">
            <text:p>0,193374741</text:p>
          </table:table-cell>
          <table:table-cell office:value-type="float" office:value="0.1526008522" table:style-name="ce2">
            <text:p>0,152600852</text:p>
          </table:table-cell>
          <table:table-cell office:value-type="float" office:value="0.12660621559999999" table:style-name="ce2">
            <text:p>0,126606216</text:p>
          </table:table-cell>
          <table:table-cell office:value-type="float" office:value="0.109787544" table:style-name="ce2">
            <text:p>0,109787544</text:p>
          </table:table-cell>
          <table:table-cell table:style-name="ce2"/>
          <table:table-cell office:value-type="float" office:value="10000" table:style-name="ce2">
            <text:p>10000</text:p>
          </table:table-cell>
          <table:table-cell office:value-type="float" office:value="1" table:formula="of:=[.B21]/[.B21]" table:style-name="ce2">
            <text:p>1</text:p>
          </table:table-cell>
          <table:table-cell office:value-type="float" office:value="1.2671930576544972" table:formula="of:=[.B21]/[.C21]" table:style-name="ce2">
            <text:p>1,267193058</text:p>
          </table:table-cell>
          <table:table-cell office:value-type="float" office:value="1.5273716190281579" table:formula="of:=[.B21]/[.D21]" table:style-name="ce2">
            <text:p>1,527371619</text:p>
          </table:table-cell>
          <table:table-cell office:value-type="float" office:value="1.7613540976925397" table:formula="of:=[.B21]/[.E21]" table:style-name="ce2">
            <text:p>1,761354098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table:style-name="ce1">
            <draw:frame draw:z-index="3" draw:id="id2" draw:style-name="a2" draw:name="Gráfico 5" svg:x="0in" svg:y="0.00551in" svg:width="3.93701in" svg:height="1.968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1" draw:id="id0" draw:style-name="a0" draw:name="Gráfico 3" svg:x="0.41614in" svg:y="0.00039in" svg:width="3.93701in" svg:height="1.968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2" draw:id="id1" draw:style-name="a1" draw:name="Gráfico 4" svg:x="0.07598in" svg:y="0.00551in" svg:width="3.93701in" svg:height="1.968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12" table:style-name="ro2">
          <table:table-cell table:number-columns-repeated="16384"/>
        </table:table-row>
        <table:table-row table:style-name="ro2">
          <table:table-cell table:style-name="ce1">
            <draw:frame draw:z-index="4" draw:id="id3" draw:style-name="a3" draw:name="Gráfico 6" svg:x="0.00433in" svg:y="0.00551in" svg:width="3.93701in" svg:height="1.968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5" draw:id="id4" draw:style-name="a4" draw:name="Gráfico 7" svg:x="0.43268in" svg:y="0.00551in" svg:width="3.93701in" svg:height="1.968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6" draw:id="id5" draw:style-name="a5" draw:name="Gráfico 8" svg:x="0.07598in" svg:y="0.00551in" svg:width="3.93701in" svg:height="1.9685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12" table:style-name="ro2">
          <table:table-cell table:number-columns-repeated="16384"/>
        </table:table-row>
        <table:table-row table:style-name="ro2">
          <table:table-cell table:style-name="ce1">
            <draw:frame draw:z-index="7" draw:id="id6" draw:style-name="a6" draw:name="Gráfico 9" svg:x="0.00433in" svg:y="0.00551in" svg:width="3.93701in" svg:height="1.9685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8" draw:id="id7" draw:style-name="a7" draw:name="Gráfico 10" svg:x="0.43268in" svg:y="0.00551in" svg:width="3.93701in" svg:height="1.9685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9" draw:id="id8" draw:style-name="a8" draw:name="Gráfico 11" svg:x="0.09016in" svg:y="0.00551in" svg:width="3.93701in" svg:height="1.9685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104852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9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rancisco Javier Bolívar Lupiáñez</dc:creator>
    <meta:creation-date>2014-04-22T17:21:20Z</meta:creation-date>
    <dc:date>2014-04-23T19:08:09Z</dc:date>
    <meta:editing-cycles>4</meta:editing-cycles>
    <meta:editing-duration>PT252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minimum="1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1.7322834645669pt" svg:width="283.4645669291339pt" chart:style-name="Crt0">
        <chart:title chart:style-name="CT00">
          <text:p text:style-name="a0" text:class-names="" text:cond-style-name="">pmv-OpenMP-a (1000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Tablas.$H$6:.$K$6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0694in" svg:stroke-color="#89898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198.4251968503937pt" svg:width="340.1574803149606pt" chart:style-name="Crt0">
        <chart:title chart:style-name="CT00">
          <text:p text:style-name="a0" text:class-names="" text:cond-style-name="">pmv-OpenMP-a</text:p>
        </chart:title>
        <chart:plot-area chart:style-name="Plt0" dr3d:transform="matrix (0.99564446382742 -2.9808720977665265E-2 -8.8337657901284339E-2 3.6833428844504759E-2 0.99619477459360906 7.8989047291029096E-2 8.5646950730107196E-2 -8.1898786474912944E-2 0.99295376962100923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axis chart:dimension="z" chart:name="primary-z" chart:style-name="Axs2"/>
          <chart:series chart:label-cell-address="Tablas.$G$5" chart:values-cell-range-address="Tablas.$H$5:.$K$5" chart:class="chart:bar" chart:attached-axis="primary-y" chart:style-name="G0S0">
            <chart:data-point chart:repeated="4"/>
          </chart:series>
          <chart:series chart:label-cell-address="Tablas.$G$6" chart:values-cell-range-address="Tablas.$H$6:.$K$6" chart:class="chart:bar" chart:attached-axis="primary-y" chart:style-name="G0S1">
            <chart:data-point chart:repeated="4"/>
          </chart:series>
          <chart:series chart:label-cell-address="Tablas.$G$7" chart:values-cell-range-address="Tablas.$H$7:.$K$7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0694in" svg:stroke-color="#89898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198.4251968503937pt" svg:width="340.1574803149606pt" chart:style-name="Crt0">
        <chart:title chart:style-name="CT00">
          <text:p text:style-name="a0" text:class-names="" text:cond-style-name="">pmv-OpenMP-b</text:p>
        </chart:title>
        <chart:plot-area chart:style-name="Plt0" dr3d:transform="matrix (0.99564446382742 -2.9808720977665265E-2 -8.8337657901284339E-2 3.6833428844504759E-2 0.99619477459360906 7.8989047291029096E-2 8.5646950730107196E-2 -8.1898786474912944E-2 0.99295376962100923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axis chart:dimension="z" chart:name="primary-z" chart:style-name="Axs2"/>
          <chart:series chart:label-cell-address="Tablas.$G$12" chart:values-cell-range-address="Tablas.$H$12:.$K$12" chart:class="chart:bar" chart:attached-axis="primary-y" chart:style-name="G0S0">
            <chart:data-point chart:repeated="4"/>
          </chart:series>
          <chart:series chart:label-cell-address="Tablas.$G$13" chart:values-cell-range-address="Tablas.$H$13:.$K$13" chart:class="chart:bar" chart:attached-axis="primary-y" chart:style-name="G0S1">
            <chart:data-point chart:repeated="4"/>
          </chart:series>
          <chart:series chart:label-cell-address="Tablas.$G$14" chart:values-cell-range-address="Tablas.$H$14:.$K$14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solid" svg:stroke-width="0.00694in" svg:stroke-color="#89898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198.4251968503937pt" svg:width="340.1574803149606pt" chart:style-name="Crt0">
        <chart:title chart:style-name="CT00">
          <text:p text:style-name="a0" text:class-names="" text:cond-style-name="">pmv-OpenMP-reduction</text:p>
        </chart:title>
        <chart:legend chart:legend-position="bottom" chart:legend-align="center" chart:style-name="Lgnd"/>
        <chart:plot-area chart:style-name="Plt0" dr3d:transform="matrix (0.99564446382742 -2.9808720977665265E-2 -8.8337657901284339E-2 3.6833428844504759E-2 0.99619477459360906 7.8989047291029096E-2 8.5646950730107196E-2 -8.1898786474912944E-2 0.99295376962100923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axis chart:dimension="z" chart:name="primary-z" chart:style-name="Axs2"/>
          <chart:series chart:label-cell-address="Tablas.$G$19" chart:values-cell-range-address="Tablas.$H$19:.$K$19" chart:class="chart:bar" chart:attached-axis="primary-y" chart:style-name="G0S0">
            <chart:data-point chart:repeated="4"/>
          </chart:series>
          <chart:series chart:label-cell-address="Tablas.$G$20" chart:values-cell-range-address="Tablas.$H$20:.$K$20" chart:class="chart:bar" chart:attached-axis="primary-y" chart:style-name="G0S1">
            <chart:data-point chart:repeated="4"/>
          </chart:series>
          <chart:series chart:label-cell-address="Tablas.$G$21" chart:values-cell-range-address="Tablas.$H$21:.$K$21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minimum="1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1.7322834645669pt" svg:width="283.4645669291339pt" chart:style-name="Crt0">
        <chart:title chart:style-name="CT00">
          <text:p text:style-name="a0" text:class-names="" text:cond-style-name="">pmv-OpenMP-a (10000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Tablas.$H$7:.$K$7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maximum="1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1.7322834645669pt" svg:width="283.4645669291339pt" chart:style-name="Crt0">
        <chart:title chart:style-name="CT00">
          <text:p text:style-name="a0" text:class-names="" text:cond-style-name="">pmv-OpenMP-a (100)</text:p>
        </chart:title>
        <chart:plot-area svg:x="4.988976377952756pt" svg:y="27.49606299212599pt" svg:width="267.4771653543307pt" svg:height="109.247165354330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Tablas.$H$5:.$K$5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maximum="1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1.7322834645669pt" svg:width="283.4645669291339pt" chart:style-name="Crt0">
        <chart:title chart:style-name="CT00">
          <text:p text:style-name="a0" text:class-names="" text:cond-style-name="">pmv-OpenMP-b (100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Tablas.$H$12:.$K$12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maximum="1" chart:minimum="0.4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1.7322834645669pt" svg:width="283.4645669291339pt" chart:style-name="Crt0">
        <chart:title chart:style-name="CT00">
          <text:p text:style-name="a0" text:class-names="" text:cond-style-name="">pmv-OpenMP-b (1000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Tablas.$H$13:.$K$13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minimum="1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1.7322834645669pt" svg:width="283.4645669291339pt" chart:style-name="Crt0">
        <chart:title chart:style-name="CT00">
          <text:p text:style-name="a0" text:class-names="" text:cond-style-name="">pmv-OpenMP-b (10000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Tablas.$H$14:.$K$14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maximum="1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1.7322834645669pt" svg:width="283.4645669291339pt" chart:style-name="Crt0">
        <chart:title chart:style-name="CT00">
          <text:p text:style-name="a0" text:class-names="" text:cond-style-name="">pmv-OpenMP-reduction (100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Tablas.$H$19:.$K$19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maximum="1" chart:minimum="0.4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1.7322834645669pt" svg:width="283.4645669291339pt" chart:style-name="Crt0">
        <chart:title chart:style-name="CT00">
          <text:p text:style-name="a0" text:class-names="" text:cond-style-name="">pmv-OpenMP-reduction (1000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Tablas.$H$20:.$K$20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minimum="1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1.7322834645669pt" svg:width="283.4645669291339pt" chart:style-name="Crt0">
        <chart:title chart:style-name="CT00">
          <text:p text:style-name="a0" text:class-names="" text:cond-style-name="">pmv-OpenMP-reduction (10000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Tablas.$H$21:.$K$21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